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1cd8c35" officeooo:paragraph-rsid="01cd8c35" style:font-style-asian="normal" style:font-style-complex="normal"/>
    </style:style>
    <style:style style:name="P2" style:family="paragraph" style:parent-style-name="Standard">
      <style:text-properties fo:font-size="11pt" fo:font-style="normal" officeooo:rsid="01cddf74" officeooo:paragraph-rsid="01cddf74" style:font-size-asian="9.60000038146973pt" style:font-style-asian="normal" style:font-size-complex="11pt" style:font-style-complex="normal"/>
    </style:style>
    <style:style style:name="P3" style:family="paragraph" style:parent-style-name="Standard" style:list-style-name="L17">
      <style:text-properties fo:font-size="11pt" fo:font-style="italic" officeooo:rsid="01cddf74" officeooo:paragraph-rsid="01cddf74" style:font-size-asian="9.60000038146973pt" style:font-style-asian="italic" style:font-size-complex="11pt" style:font-style-complex="italic"/>
    </style:style>
    <style:style style:name="P4" style:family="paragraph" style:parent-style-name="Standard">
      <style:text-properties fo:font-size="11pt" fo:font-style="italic" officeooo:rsid="01cddf74" officeooo:paragraph-rsid="01cddf74" style:font-size-asian="9.60000038146973pt" style:font-style-asian="italic" style:font-size-complex="11pt" style:font-style-complex="italic"/>
    </style:style>
    <style:style style:name="P5" style:family="paragraph" style:parent-style-name="Standard">
      <style:text-properties fo:font-size="11pt" fo:font-style="italic" officeooo:rsid="01cfccf9" officeooo:paragraph-rsid="01cfccf9" style:font-size-asian="9.60000038146973pt" style:font-style-asian="italic" style:font-size-complex="11pt" style:font-style-complex="italic"/>
    </style:style>
    <style:style style:name="P6" style:family="paragraph" style:parent-style-name="Standard" style:list-style-name="L18">
      <style:text-properties fo:font-size="11pt" fo:font-style="italic" officeooo:rsid="01cfccf9" officeooo:paragraph-rsid="01cfccf9" style:font-size-asian="9.60000038146973pt" style:font-style-asian="italic" style:font-size-complex="11pt" style:font-style-complex="italic"/>
    </style:style>
    <style:style style:name="P7" style:family="paragraph" style:parent-style-name="Standard" style:list-style-name="L18">
      <style:text-properties fo:font-size="11pt" fo:font-style="italic" officeooo:rsid="01d02035" officeooo:paragraph-rsid="01d02035" style:font-size-asian="9.60000038146973pt" style:font-style-asian="italic" style:font-size-complex="11pt" style:font-style-complex="italic"/>
    </style:style>
    <style:style style:name="P8" style:family="paragraph" style:parent-style-name="Standard" style:list-style-name="L18">
      <style:text-properties fo:font-size="11pt" fo:font-style="italic" officeooo:rsid="01d177e1" officeooo:paragraph-rsid="01d177e1" style:font-size-asian="9.60000038146973pt" style:font-style-asian="italic" style:font-size-complex="11pt" style:font-style-complex="italic"/>
    </style:style>
    <style:style style:name="P9" style:family="paragraph" style:parent-style-name="Standard" style:list-style-name="L18">
      <style:text-properties fo:font-size="11pt" fo:font-style="italic" officeooo:rsid="01d26907" officeooo:paragraph-rsid="01d26907" style:font-size-asian="9.60000038146973pt" style:font-style-asian="italic" style:font-size-complex="11pt" style:font-style-complex="italic"/>
    </style:style>
    <style:style style:name="P10" style:family="paragraph" style:parent-style-name="Standard" style:list-style-name="L18">
      <style:text-properties fo:font-size="11pt" fo:font-style="italic" officeooo:rsid="01d3f3a3" officeooo:paragraph-rsid="01d3f3a3" style:font-size-asian="9.60000038146973pt" style:font-style-asian="italic" style:font-size-complex="11pt" style:font-style-complex="italic"/>
    </style:style>
    <style:style style:name="P11" style:family="paragraph" style:parent-style-name="Standard" style:list-style-name="L18">
      <style:text-properties fo:font-size="11pt" fo:font-style="italic" officeooo:rsid="01d58525" officeooo:paragraph-rsid="01d58525" style:font-size-asian="9.60000038146973pt" style:font-style-asian="italic" style:font-size-complex="11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1ce80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4 - Securing Your Network</text:p>
      <text:p text:style-name="P1"/>
      <text:p text:style-name="P2">Definitions</text:p>
      <text:list xml:id="list1321189998" text:style-name="L17">
        <text:list-item>
          <text:p text:style-name="P3">intrustion detection system (IDS) - <text:span text:style-name="T1">monitor a network and sends alerts when suspicious activity on a system or network is detected</text:span></text:p>
        </text:list-item>
        <text:list-item>
          <text:p text:style-name="P3">intrusti<text:span text:style-name="T2">on</text:span> prevention systems (IPS) - <text:span text:style-name="T1">reacts to an attack in progress and prevents the attack from reaching systems and networks</text:span></text:p>
        </text:list-item>
      </text:list>
      <text:p text:style-name="P4"><text:span text:style-name="T1"/></text:p>
      <text:p text:style-name="P5"><text:span text:style-name="T1">IDS’s and IPS’s</text:span></text:p>
      <text:list xml:id="list4151316018" text:style-name="L18">
        <text:list-item>
          <text:p text:style-name="P6"><text:span text:style-name="T1">host-based intrusion detection system (HIDS) </text:span></text:p>
          <text:list>
            <text:list-item>
              <text:p text:style-name="P6"><text:span text:style-name="T1">software installed on a system, such as a workstation or server</text:span></text:p>
            </text:list-item>
            <text:list-item>
              <text:p text:style-name="P6"><text:span text:style-name="T1">monitors traffic passing through the system’s network interface card (NIC)</text:span></text:p>
            </text:list-item>
            <text:list-item>
              <text:p text:style-name="P7"><text:span text:style-name="T1">many HIDS’s expanded to monitor application activity on the system</text:span></text:p>
            </text:list-item>
            <text:list-item>
              <text:p text:style-name="P8"><text:span text:style-name="T1">can detect additional malware that a typical antivirus might miss</text:span></text:p>
            </text:list-item>
            <text:list-item>
              <text:p text:style-name="P9"><text:span text:style-name="T1">out-of-band monitoring</text:span></text:p>
              <text:list>
                <text:list-item>
                  <text:p text:style-name="P9"><text:span text:style-name="T1">data does not pass through HIDS, only monitored</text:span></text:p>
                </text:list-item>
              </text:list>
            </text:list-item>
          </text:list>
        </text:list-item>
        <text:list-item>
          <text:p text:style-name="P9"><text:span text:style-name="T1">network-based intrusion detection system (NIDS)</text:span></text:p>
          <text:list>
            <text:list-item>
              <text:p text:style-name="P9"><text:span text:style-name="T1">monitors activity on the network</text:span></text:p>
            </text:list-item>
            <text:list-item>
              <text:p text:style-name="P10"><text:span text:style-name="T1">unable to detect an attack on an individual workstation or system unless the attack causes disruptions in the network</text:span></text:p>
            </text:list-item>
            <text:list-item>
              <text:p text:style-name="P11"><text:span text:style-name="T1">Can only detect unencrypted traffic sent in plaintex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6:19:12.001000000</meta:creation-date>
    <meta:generator>LibreOffice/6.1.1.2$Windows_X86_64 LibreOffice_project/5d19a1bfa650b796764388cd8b33a5af1f5baa1b</meta:generator>
    <dc:date>2020-03-22T12:48:44.939000000</dc:date>
    <meta:editing-duration>P5DT18H50M47S</meta:editing-duration>
    <meta:editing-cycles>425</meta:editing-cycles>
    <meta:document-statistic meta:table-count="0" meta:image-count="0" meta:object-count="0" meta:page-count="1" meta:paragraph-count="16" meta:word-count="157" meta:character-count="961" meta:non-whitespace-character-count="832"/>
  </office:meta>
</office:document-meta>
</file>